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2.3118in" style:rel-column-width="21877*"/>
    </style:style>
    <style:style style:name="Table1.C" style:family="table-column">
      <style:table-column-properties style:column-width="2.5in" style:rel-column-width="23658*"/>
    </style:style>
    <style:style style:name="Table1.D" style:family="table-column">
      <style:table-column-properties style:column-width="1.1132in" style:rel-column-width="10537*"/>
    </style:style>
    <style:style style:name="Table1.A1" style:family="table-cell">
      <style:table-cell-properties fo:background-color="#dddddd" style:border-line-width-bottom="0.0111in 0.0111in 0.0111in" fo:padding="0.0201in" fo:border-left="0.05pt solid #000000" fo:border-right="none" fo:border-top="0.05pt solid #000000" fo:border-bottom="2.35pt double #000000" style:writing-mode="page">
        <style:background-image/>
      </style:table-cell-properties>
    </style:style>
    <style:style style:name="Table1.D1" style:family="table-cell">
      <style:table-cell-properties fo:background-color="#dddddd" style:border-line-width-bottom="0.0111in 0.0111in 0.0111in" fo:padding="0.0201in" fo:border-left="0.05pt solid #000000" fo:border-right="0.05pt solid #000000" fo:border-top="0.05pt solid #000000" fo:border-bottom="2.35pt double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in" style:rel-column-width="9463*"/>
    </style:style>
    <style:style style:name="Table2.B" style:family="table-column">
      <style:table-column-properties style:column-width="2.3118in" style:rel-column-width="21877*"/>
    </style:style>
    <style:style style:name="Table2.C" style:family="table-column">
      <style:table-column-properties style:column-width="2.5in" style:rel-column-width="23658*"/>
    </style:style>
    <style:style style:name="Table2.D" style:family="table-column">
      <style:table-column-properties style:column-width="1.1132in" style:rel-column-width="10537*"/>
    </style:style>
    <style:style style:name="Table2.A1" style:family="table-cell">
      <style:table-cell-properties fo:background-color="#dddddd" style:border-line-width-bottom="0.0111in 0.0111in 0.0111in" fo:padding="0.0201in" fo:border-left="0.05pt solid #000000" fo:border-right="none" fo:border-top="0.05pt solid #000000" fo:border-bottom="2.35pt double #000000" style:writing-mode="page">
        <style:background-image/>
      </style:table-cell-properties>
    </style:style>
    <style:style style:name="Table2.D1" style:family="table-cell">
      <style:table-cell-properties fo:background-color="#dddddd" style:border-line-width-bottom="0.0111in 0.0111in 0.0111in" fo:padding="0.0201in" fo:border-left="0.05pt solid #000000" fo:border-right="0.05pt solid #000000" fo:border-top="0.05pt solid #000000" fo:border-bottom="2.35pt double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8pt" officeooo:rsid="00045e68" officeooo:paragraph-rsid="00045e68" style:font-size-asian="18pt" style:font-size-complex="18pt"/>
    </style:style>
    <style:style style:name="P2" style:family="paragraph" style:parent-style-name="Standard">
      <style:text-properties officeooo:rsid="00045e68" officeooo:paragraph-rsid="00045e68"/>
    </style:style>
    <style:style style:name="P3" style:family="paragraph" style:parent-style-name="Standard">
      <style:text-properties fo:font-size="10pt" officeooo:rsid="00045e68" officeooo:paragraph-rsid="00045e68" style:font-size-asian="10pt" style:font-size-complex="10pt"/>
    </style:style>
    <style:style style:name="P4" style:family="paragraph" style:parent-style-name="Standard">
      <style:text-properties fo:font-size="10pt" fo:font-style="normal" officeooo:rsid="00045e68" officeooo:paragraph-rsid="00045e68" style:font-size-asian="10pt" style:font-style-asian="normal" style:font-size-complex="10pt" style:font-style-complex="normal"/>
    </style:style>
    <style:style style:name="P5" style:family="paragraph" style:parent-style-name="Standard">
      <style:text-properties fo:font-size="10pt" fo:font-style="normal" officeooo:rsid="000b54ac" officeooo:paragraph-rsid="000b54ac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weight="bold" officeooo:rsid="00045e68" officeooo:paragraph-rsid="00045e6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045e68" officeooo:paragraph-rsid="00045e6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officeooo:rsid="00045e68" officeooo:paragraph-rsid="00045e68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045e68" style:font-size-asian="10pt" style:font-size-complex="10pt"/>
    </style:style>
    <style:style style:name="P11" style:family="paragraph" style:parent-style-name="Standard">
      <style:text-properties fo:font-size="10pt" officeooo:rsid="000784a5" officeooo:paragraph-rsid="000784a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4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5e00e"/>
    </style:style>
    <style:style style:name="T6" style:family="text">
      <style:text-properties officeooo:rsid="0008f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undLab Spring Workshop</text:span> || March 21 – 22, 20<text:span text:style-name="T2">2</text:span>6</text:p>
      <text:p text:style-name="P2"/>
      <text:p text:style-name="P3">Faculty contacts: Dr. Michael McMaster (<text:a xlink:type="simple" xlink:href="mailto:mcmasterm@duq.edu" text:style-name="Internet_20_link" text:visited-style-name="Visited_20_Internet_20_Link">mcmasterm@duq.edu</text:a>), and Dr. Paul V. Miller (<text:a xlink:type="simple" xlink:href="mailto:millerp3@duq.edu" text:style-name="Internet_20_link" text:visited-style-name="Visited_20_Internet_20_Link">millerp3@duq.edu</text:a>)</text:p>
      <text:p text:style-name="P3"/>
      <text:p text:style-name="P3">A detailed campus map of Duquesne University is available here: <text:a xlink:type="simple" xlink:href="https://www.duq.edu/campus-map.php" text:style-name="Internet_20_link" text:visited-style-name="Visited_20_Internet_20_Link">https://www.duq.edu/campus-map.php</text:a>.</text:p>
      <text:p text:style-name="P3">Entrance to Fischer Hall is <text:span text:style-name="T3">only</text:span><text:span text:style-name="T4"> through the bridge over Forbes Avenue. The bridge is accessible on McAnulty Drive.</text:span></text:p>
      <text:p text:style-name="P4"/>
      <text:p text:style-name="P4">In case of emergency, please call or text Dr. Paul Miller at 585-451-0575.</text:p>
      <text:p text:style-name="P4"/>
      <text:p text:style-name="P5">We would love to be able to take a few photographs during the workshop for publicity. If anybody does not want to have their <text:s/>photograph taken, that’s fine. Please let us know and we will gladly accommodate you.</text:p>
      <text:p text:style-name="P3"/>
      <text:p text:style-name="P6">Saturday, 3/2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Time</text:p>
          </table:table-cell>
          <table:table-cell table:style-name="Table1.A1" office:value-type="string">
            <text:p text:style-name="P7">Place</text:p>
          </table:table-cell>
          <table:table-cell table:style-name="Table1.A1" office:value-type="string">
            <text:p text:style-name="P7">Event</text:p>
          </table:table-cell>
          <table:table-cell table:style-name="Table1.D1" office:value-type="string">
            <text:p text:style-name="P7">Instructor(s)</text:p>
          </table:table-cell>
        </table:table-row>
        <table:table-row>
          <table:table-cell table:style-name="Table1.A2" office:value-type="string">
            <text:p text:style-name="P8">9:00 a.m.</text:p>
          </table:table-cell>
          <table:table-cell table:style-name="Table1.B2" office:value-type="string">
            <text:p text:style-name="P8">Fischer Hall 223 (electronics lab)</text:p>
          </table:table-cell>
          <table:table-cell table:style-name="Table1.C2" office:value-type="string">
            <text:p text:style-name="P8">Arrival (see signs around Fischer Hall)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8">9:00 – 9:20</text:p>
          </table:table-cell>
          <table:table-cell table:style-name="Table1.B3" office:value-type="string">
            <text:p text:style-name="P8">Fischer 223</text:p>
          </table:table-cell>
          <table:table-cell table:style-name="Table1.C3" office:value-type="string">
            <text:p text:style-name="P8">Welcome</text:p>
          </table:table-cell>
          <table:table-cell table:style-name="Table1.D3" office:value-type="string">
            <text:p text:style-name="P8">Dr. McMaster,</text:p>
            <text:p text:style-name="P8">Dr. Miller</text:p>
          </table:table-cell>
        </table:table-row>
        <table:table-row>
          <table:table-cell table:style-name="Table1.A2" office:value-type="string">
            <text:p text:style-name="P8">9:20 – 10:00</text:p>
          </table:table-cell>
          <table:table-cell table:style-name="Table1.B2" office:value-type="string">
            <text:p text:style-name="P8">Fischer 223</text:p>
          </table:table-cell>
          <table:table-cell table:style-name="Table1.C2" office:value-type="string">
            <text:p text:style-name="P8">Introduction to DIY electronics and electronic music</text:p>
          </table:table-cell>
          <table:table-cell table:style-name="Table1.D2" office:value-type="string">
            <text:p text:style-name="P8">Dr. McMaster,</text:p>
            <text:p text:style-name="P8">Dr. Miller</text:p>
          </table:table-cell>
        </table:table-row>
        <table:table-row>
          <table:table-cell table:style-name="Table1.A3" office:value-type="string">
            <text:p text:style-name="P8">10:00 – 10:15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8">Break</text:p>
          </table:table-cell>
          <table:table-cell table:style-name="Table1.D3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10:15 – 11:30</text:p>
          </table:table-cell>
          <table:table-cell table:style-name="Table1.B2" office:value-type="string">
            <text:p text:style-name="P8">Fischer 223</text:p>
          </table:table-cell>
          <table:table-cell table:style-name="Table1.C2" office:value-type="string">
            <text:p text:style-name="P8">Setting up the Raspberry Pi Pico and CircuitPython</text:p>
          </table:table-cell>
          <table:table-cell table:style-name="Table1.D2" office:value-type="string">
            <text:p text:style-name="P8">Dr. McMaster</text:p>
          </table:table-cell>
        </table:table-row>
        <table:table-row>
          <table:table-cell table:style-name="Table1.A3" office:value-type="string">
            <text:p text:style-name="P8">11:30 – 1:00 </text:p>
          </table:table-cell>
          <table:table-cell table:style-name="Table1.B3" office:value-type="string">
            <text:p text:style-name="P8">Hogan Dining Center</text:p>
            <text:p text:style-name="P8">Duquesne Towers</text:p>
          </table:table-cell>
          <table:table-cell table:style-name="Table1.C3" office:value-type="string">
            <text:p text:style-name="P8">Lunch</text:p>
          </table:table-cell>
          <table:table-cell table:style-name="Table1.D3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1:00 – 2:00</text:p>
          </table:table-cell>
          <table:table-cell table:style-name="Table1.B2" office:value-type="string">
            <text:p text:style-name="P8">Fischer 223</text:p>
          </table:table-cell>
          <table:table-cell table:style-name="Table1.C2" office:value-type="string">
            <text:p text:style-name="P8">Introduction to PD (Pure Data)</text:p>
          </table:table-cell>
          <table:table-cell table:style-name="Table1.D2" office:value-type="string">
            <text:p text:style-name="P8">Dr. Miller</text:p>
          </table:table-cell>
        </table:table-row>
        <table:table-row>
          <table:table-cell table:style-name="Table1.A3" office:value-type="string">
            <text:p text:style-name="P8">2:00 – 2:15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8">Break</text:p>
          </table:table-cell>
          <table:table-cell table:style-name="Table1.D3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2:15 – 3:15</text:p>
          </table:table-cell>
          <table:table-cell table:style-name="Table1.B2" office:value-type="string">
            <text:p text:style-name="P8">Fischer 223</text:p>
          </table:table-cell>
          <table:table-cell table:style-name="Table1.C2" office:value-type="string">
            <text:p text:style-name="P8">Making a simple sequencer in PD</text:p>
          </table:table-cell>
          <table:table-cell table:style-name="Table1.D2" office:value-type="string">
            <text:p text:style-name="P8">Dr. Miller,</text:p>
            <text:p text:style-name="P8">Dr. McMaster</text:p>
          </table:table-cell>
        </table:table-row>
        <table:table-row>
          <table:table-cell table:style-name="Table1.A3" office:value-type="string">
            <text:p text:style-name="P8">3:15 – 3:30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>Break</text:p>
          </table:table-cell>
          <table:table-cell table:style-name="Table1.D3" office:value-type="string">
            <text:p text:style-name="P9"/>
          </table:table-cell>
        </table:table-row>
        <table:table-row>
          <table:table-cell table:style-name="Table1.A12" office:value-type="string">
            <text:p text:style-name="P8">3:30 – 4:00</text:p>
          </table:table-cell>
          <table:table-cell table:style-name="Table1.B12" office:value-type="string">
            <text:p text:style-name="P8">Fischer 223</text:p>
          </table:table-cell>
          <table:table-cell table:style-name="Table1.C12" office:value-type="string">
            <text:p text:style-name="P8">Using audio samples in PD</text:p>
          </table:table-cell>
          <table:table-cell table:style-name="Table1.D12" office:value-type="string">
            <text:p text:style-name="P8">Dr. Miller,</text:p>
            <text:p text:style-name="P8">Dr. McMaster</text:p>
          </table:table-cell>
        </table:table-row>
      </table:table>
      <text:p text:style-name="P3"/>
      <text:p text:style-name="P6">Sunday, 3/2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Time</text:p>
          </table:table-cell>
          <table:table-cell table:style-name="Table2.A1" office:value-type="string">
            <text:p text:style-name="P7">Place</text:p>
          </table:table-cell>
          <table:table-cell table:style-name="Table2.A1" office:value-type="string">
            <text:p text:style-name="P7">Event</text:p>
          </table:table-cell>
          <table:table-cell table:style-name="Table2.D1" office:value-type="string">
            <text:p text:style-name="P7">Instructor(s)</text:p>
          </table:table-cell>
        </table:table-row>
        <table:table-row>
          <table:table-cell table:style-name="Table2.A2" office:value-type="string">
            <text:p text:style-name="P8">12:00 noon</text:p>
          </table:table-cell>
          <table:table-cell table:style-name="Table2.B2" office:value-type="string">
            <text:p text:style-name="P8">Fischer Hall 223</text:p>
          </table:table-cell>
          <table:table-cell table:style-name="Table2.C2" office:value-type="string">
            <text:p text:style-name="P8">Arrival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8">12:00 – 1:30</text:p>
          </table:table-cell>
          <table:table-cell table:style-name="Table2.B3" office:value-type="string">
            <text:p text:style-name="P8">Fischer 223</text:p>
          </table:table-cell>
          <table:table-cell table:style-name="Table2.C3" office:value-type="string">
            <text:p text:style-name="P8">Connecting MicroPython to PD</text:p>
          </table:table-cell>
          <table:table-cell table:style-name="Table2.D3" office:value-type="string">
            <text:p text:style-name="P8">Dr. McMaster,</text:p>
            <text:p text:style-name="P8">Dr. Miller</text:p>
          </table:table-cell>
        </table:table-row>
        <table:table-row>
          <table:table-cell table:style-name="Table2.A2" office:value-type="string">
            <text:p text:style-name="P8">1:30 – 1:45</text:p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8">Break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3" office:value-type="string">
            <text:p text:style-name="P8">1:45 – 2:45</text:p>
          </table:table-cell>
          <table:table-cell table:style-name="Table2.B3" office:value-type="string">
            <text:p text:style-name="P8">Fischer 223</text:p>
          </table:table-cell>
          <table:table-cell table:style-name="Table2.C3" office:value-type="string">
            <text:p text:style-name="P8">Final work on patches;</text:p>
            <text:p text:style-name="P8"><text:span text:style-name="T5">c</text:span>onversation <text:span text:style-name="T5">and d</text:span>iscussion</text:p>
          </table:table-cell>
          <table:table-cell table:style-name="Table2.D3" office:value-type="string">
            <text:p text:style-name="P8">Dr. McMaster,</text:p>
            <text:p text:style-name="P8">Dr. Miller</text:p>
          </table:table-cell>
        </table:table-row>
        <table:table-row>
          <table:table-cell table:style-name="Table2.A2" office:value-type="string">
            <text:p text:style-name="P8">2:45 – 3:00</text:p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8">Walk over to music school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3" office:value-type="string">
            <text:p text:style-name="P8">3:00 – 4:00</text:p>
          </table:table-cell>
          <table:table-cell table:style-name="Table2.B3" office:value-type="string">
            <text:p text:style-name="P8">Mary Pappert School of Music 322</text:p>
          </table:table-cell>
          <table:table-cell table:style-name="Table2.C3" office:value-type="string">
            <text:p text:style-name="P8">Performance, Q&amp;A and demonstration</text:p>
          </table:table-cell>
          <table:table-cell table:style-name="Table2.D3" office:value-type="string">
            <text:p text:style-name="P8">Mr. Pailo<text:span text:style-name="T6">*</text:span></text:p>
          </table:table-cell>
        </table:table-row>
        <table:table-row>
          <table:table-cell table:style-name="Table2.A8" office:value-type="string">
            <text:p text:style-name="P8">~4:15</text:p>
          </table:table-cell>
          <table:table-cell table:style-name="Table2.B8" office:value-type="string">
            <text:p text:style-name="P8">MPSOM third floor lobby</text:p>
          </table:table-cell>
          <table:table-cell table:style-name="Table2.C8" office:value-type="string">
            <text:p text:style-name="P8">End of program</text:p>
          </table:table-cell>
          <table:table-cell table:style-name="Table2.D8" office:value-type="string">
            <text:p text:style-name="P8"/>
          </table:table-cell>
        </table:table-row>
      </table:table>
      <text:p text:style-name="P3"/>
      <text:p text:style-name="P11"><text:span text:style-name="T6">* </text:span>Setup for Mr. Pailo should start at 2:30pm in the Mary Pappert School of Music, room 322. Dr. Miller can ass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55:00.929393000</meta:creation-date>
    <dc:date>2026-03-22T06:08:23.581272973</dc:date>
    <meta:editing-duration>PT16M13S</meta:editing-duration>
    <meta:editing-cycles>7</meta:editing-cycles>
    <meta:generator>LibreOffice/25.8.5.2$Linux_AARCH64 LibreOffice_project/580$Build-2</meta:generator>
    <meta:print-date>2026-03-20T12:20:23.235407000</meta:print-date>
    <meta:printed-by>PDF files</meta:printed-by>
    <meta:document-statistic meta:table-count="2" meta:image-count="0" meta:object-count="0" meta:page-count="1" meta:paragraph-count="83" meta:word-count="306" meta:character-count="1851" meta:non-whitespace-character-count="1610"/>
  </office:meta>
</office:document-meta>
</file>